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d40aa" officeooo:paragraph-rsid="000d40aa"/>
    </style:style>
    <style:style style:name="P2" style:family="paragraph" style:parent-style-name="Text_20_body" style:list-style-name="L1">
      <style:text-properties officeooo:rsid="0001fdb8" officeooo:paragraph-rsid="0001fdb8"/>
    </style:style>
    <style:style style:name="P3" style:family="paragraph" style:parent-style-name="Text_20_body" style:list-style-name="L1">
      <style:text-properties officeooo:rsid="00038939" officeooo:paragraph-rsid="00038939"/>
    </style:style>
    <style:style style:name="P4" style:family="paragraph" style:parent-style-name="Text_20_body" style:list-style-name="L1">
      <style:text-properties officeooo:rsid="00046309" officeooo:paragraph-rsid="00046309"/>
    </style:style>
    <style:style style:name="P5" style:family="paragraph" style:parent-style-name="Text_20_body" style:list-style-name="L1">
      <style:text-properties officeooo:rsid="0004ff93" officeooo:paragraph-rsid="0004ff93"/>
    </style:style>
    <style:style style:name="P6" style:family="paragraph" style:parent-style-name="Text_20_body" style:list-style-name="L1">
      <style:text-properties officeooo:rsid="00065b60" officeooo:paragraph-rsid="00065b60"/>
    </style:style>
    <style:style style:name="P7" style:family="paragraph" style:parent-style-name="Text_20_body" style:list-style-name="L1">
      <style:text-properties officeooo:rsid="000804ee" officeooo:paragraph-rsid="000804ee"/>
    </style:style>
    <style:style style:name="P8" style:family="paragraph" style:parent-style-name="Text_20_body" style:list-style-name="L1">
      <style:text-properties officeooo:rsid="00082583" officeooo:paragraph-rsid="00082583"/>
    </style:style>
    <style:style style:name="P9" style:family="paragraph" style:parent-style-name="Text_20_body" style:list-style-name="L1">
      <style:text-properties officeooo:rsid="000d40aa" officeooo:paragraph-rsid="000d40aa"/>
    </style:style>
    <style:style style:name="P10" style:family="paragraph" style:parent-style-name="Text_20_body" style:list-style-name="L2">
      <style:text-properties officeooo:rsid="0010b7ba" officeooo:paragraph-rsid="0010b7ba"/>
    </style:style>
    <style:style style:name="P11" style:family="paragraph" style:parent-style-name="Text_20_body" style:list-style-name="L2">
      <style:text-properties officeooo:rsid="00111d9d" officeooo:paragraph-rsid="00111d9d"/>
    </style:style>
    <style:style style:name="P12" style:family="paragraph" style:parent-style-name="Text_20_body" style:list-style-name="L2">
      <style:text-properties officeooo:rsid="0011d1c4" officeooo:paragraph-rsid="0011d1c4"/>
    </style:style>
    <style:style style:name="P13" style:family="paragraph" style:parent-style-name="Text_20_body" style:list-style-name="L2">
      <style:text-properties officeooo:rsid="00135d2a" officeooo:paragraph-rsid="00135d2a"/>
    </style:style>
    <style:style style:name="P14" style:family="paragraph" style:parent-style-name="Text_20_body" style:list-style-name="L2">
      <style:text-properties officeooo:rsid="0014f26c" officeooo:paragraph-rsid="0014f26c"/>
    </style:style>
    <style:style style:name="P15" style:family="paragraph" style:parent-style-name="Text_20_body" style:list-style-name="L2">
      <style:text-properties officeooo:rsid="001d7a96" officeooo:paragraph-rsid="001d7a96"/>
    </style:style>
    <style:style style:name="P16" style:family="paragraph" style:parent-style-name="Text_20_body" style:list-style-name="L2">
      <style:text-properties officeooo:rsid="001f129d" officeooo:paragraph-rsid="001f129d"/>
    </style:style>
    <style:style style:name="P17" style:family="paragraph" style:parent-style-name="Text_20_body" style:list-style-name="L2">
      <style:text-properties officeooo:rsid="001f363b" officeooo:paragraph-rsid="001f363b"/>
    </style:style>
    <style:style style:name="P18" style:family="paragraph" style:parent-style-name="Text_20_body" style:list-style-name="L2">
      <style:text-properties officeooo:rsid="00211ac0" officeooo:paragraph-rsid="00211ac0"/>
    </style:style>
    <style:style style:name="P19" style:family="paragraph" style:parent-style-name="Text_20_body" style:list-style-name="L2">
      <style:text-properties officeooo:rsid="00222d4e" officeooo:paragraph-rsid="00222d4e"/>
    </style:style>
    <style:style style:name="P20" style:family="paragraph" style:parent-style-name="Text_20_body" style:list-style-name="L2">
      <style:text-properties officeooo:rsid="00231a06" officeooo:paragraph-rsid="00231a06"/>
    </style:style>
    <style:style style:name="P21" style:family="paragraph" style:parent-style-name="Text_20_body" style:list-style-name="L2">
      <style:text-properties officeooo:rsid="0025c7b6" officeooo:paragraph-rsid="0025c7b6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officeooo:rsid="000804ee"/>
    </style:style>
    <style:style style:name="T2" style:family="text">
      <style:text-properties officeooo:rsid="000cda17"/>
    </style:style>
    <style:style style:name="T3" style:family="text">
      <style:text-properties officeooo:rsid="0018c0f7"/>
    </style:style>
    <style:style style:name="T4" style:family="text">
      <style:text-properties officeooo:rsid="002354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AM 101</text:h>
      <text:list xml:id="list1060869929" text:style-name="L1">
        <text:list-item>
          <text:p text:style-name="P2">manage users and access of AWS</text:p>
        </text:list-item>
        <text:list-item>
          <text:p text:style-name="P3">centralized control</text:p>
        </text:list-item>
        <text:list-item>
          <text:p text:style-name="P3">shared access</text:p>
        </text:list-item>
        <text:list-item>
          <text:p text:style-name="P3">granular permissions</text:p>
        </text:list-item>
        <text:list-item>
          <text:p text:style-name="P4">SSO to social or active directory</text:p>
        </text:list-item>
        <text:list-item>
          <text:p text:style-name="P5">multifactor authentication</text:p>
        </text:list-item>
        <text:list-item>
          <text:p text:style-name="P6">provide tem<text:span text:style-name="T1">p</text:span> access for users devices to <text:span text:style-name="T1">write to dynamoDB for ex.</text:span></text:p>
        </text:list-item>
        <text:list-item>
          <text:p text:style-name="P7">Allow to setup your own pass rotation policy</text:p>
        </text:list-item>
        <text:list-item>
          <text:p text:style-name="P7"><text:span text:style-name="T2">integrate</text:span> with aws services</text:p>
        </text:list-item>
        <text:list-item>
          <text:p text:style-name="P8">supports PCI DSS compliance</text:p>
        </text:list-item>
        <text:list-item>
          <text:p text:style-name="P9">Terms</text:p>
          <text:list>
            <text:list-item>
              <text:p text:style-name="P9">Users</text:p>
            </text:list-item>
            <text:list-item>
              <text:p text:style-name="P9">groups</text:p>
            </text:list-item>
            <text:list-item>
              <text:p text:style-name="P9">roles</text:p>
              <text:list>
                <text:list-item>
                  <text:p text:style-name="P9">assign to aws resources</text:p>
                </text:list-item>
              </text:list>
            </text:list-item>
            <text:list-item>
              <text:p text:style-name="P9">policies</text:p>
              <text:list>
                <text:list-item>
                  <text:p text:style-name="P9">a document that defines one or more permissions.</text:p>
                </text:list-item>
              </text:list>
            </text:list-item>
          </text:list>
        </text:list-item>
      </text:list>
      <text:p text:style-name="P1"/>
      <text:p text:style-name="P1"/>
      <text:h text:style-name="P22" text:outline-level="1">Lab <text:span text:style-name="T3">1: Users, groups and policies</text:span></text:h>
      <text:p text:style-name="Text_20_body"/>
      <text:list xml:id="list1881194811" text:style-name="L2">
        <text:list-item>
          <text:p text:style-name="P10">IAM is global region not specific</text:p>
        </text:list-item>
        <text:list-item>
          <text:p text:style-name="P11">Root account</text:p>
          <text:list>
            <text:list-item>
              <text:p text:style-name="P11">the account created by the registration email address.</text:p>
            </text:list-item>
            <text:list-item>
              <text:p text:style-name="P18">Has complete admin access.</text:p>
            </text:list-item>
          </text:list>
        </text:list-item>
        <text:list-item>
          <text:p text:style-name="P12">MFA authentication</text:p>
          <text:list>
            <text:list-item>
              <text:p text:style-name="P14">add another layer of protection for root accounts</text:p>
            </text:list-item>
            <text:list-item>
              <text:p text:style-name="P13">Virtual MFA device</text:p>
            </text:list-item>
            <text:list-item>
              <text:p text:style-name="P13">Physical MFA device</text:p>
            </text:list-item>
          </text:list>
        </text:list-item>
        <text:list-item>
          <text:p text:style-name="P15">Users</text:p>
          <text:list>
            <text:list-item>
              <text:p text:style-name="P19">New users don’t have permissions once they’re created.</text:p>
            </text:list-item>
            <text:list-item>
              <text:p text:style-name="P20">New users assigned a new access key Id and secret access key when first created, <text:span text:style-name="T4">used for APIs and command line, not login, you have to save them once created, you can’t get them again.</text:span></text:p>
            </text:list-item>
            <text:list-item>
              <text:p text:style-name="P21">Create and manage password policy and rotation.</text:p>
            </text:list-item>
          </text:list>
        </text:list-item>
        <text:list-item>
          <text:p text:style-name="P15">Groups</text:p>
          <text:list>
            <text:list-item>
              <text:p text:style-name="P15">assign policies to groups</text:p>
            </text:list-item>
          </text:list>
        </text:list-item>
        <text:list-item>
          <text:p text:style-name="P15">Roles</text:p>
        </text:list-item>
        <text:list-item>
          <text:p text:style-name="P15">Policy documents</text:p>
          <text:list>
            <text:list-item>
              <text:p text:style-name="P16">Apply to users, group</text:p>
            </text:list-item>
          </text:list>
        </text:list-item>
        <text:list-item>
          <text:p text:style-name="P17">IAM is a global / universal, doesn’t apply to regions.</text:p>
        </text:list-item>
      </text:list>
      <text:h text:style-name="P22" text:outline-level="1">Lab 2: Create a billing alarm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0:44:26.525586000</meta:creation-date>
    <meta:generator>LibreOffice/5.3.2.2$MacOSX_X86_64 LibreOffice_project/6cd4f1ef626f15116896b1d8e1398b56da0d0ee1</meta:generator>
    <dc:date>2017-04-24T22:44:03.487221000</dc:date>
    <meta:editing-duration>PT21H43M8S</meta:editing-duration>
    <meta:editing-cycles>31</meta:editing-cycles>
    <meta:document-statistic meta:table-count="0" meta:image-count="0" meta:object-count="0" meta:page-count="3" meta:paragraph-count="38" meta:word-count="223" meta:character-count="1156" meta:non-whitespace-character-count="1006"/>
  </office:meta>
</office:document-meta>
</file>